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" svg:font-family="Helvetica, arial, nimbussansl, liberationsans, freesans, clean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cm" style:contextual-spacing="false" fo:line-height="150%" fo:widows="1"/>
      <style:text-properties fo:font-variant="normal" fo:text-transform="none" fo:color="#333333" fo:letter-spacing="normal" fo:padding="0cm" fo:border="none"/>
    </style:style>
    <style:style style:name="P2" style:family="paragraph" style:parent-style-name="Preformatted_20_Text">
      <style:paragraph-properties fo:margin-top="0cm" fo:margin-bottom="0cm" style:contextual-spacing="false" fo:widows="1"/>
      <style:text-properties fo:font-variant="normal" fo:text-transform="none" fo:color="#333333" style:font-name="Consolas" fo:font-size="10.5pt" fo:letter-spacing="normal" fo:font-style="normal" fo:font-weight="normal" fo:background-color="#f7f7f7" fo:padding="0cm" fo:border="none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widows="1" fo:text-indent="0cm" style:auto-text-indent="false"/>
    </style:style>
    <style:style style:name="P5" style:family="paragraph" style:parent-style-name="Text_20_body">
      <style:paragraph-properties fo:margin-top="0cm" fo:margin-bottom="0.265cm" style:contextual-spacing="false" fo:widows="1"/>
      <style:text-properties fo:font-variant="normal" fo:text-transform="none" fo:color="#333333" style:font-name="Helvetica" fo:font-size="10.5pt" fo:letter-spacing="normal" fo:font-style="normal" fo:font-weight="normal" fo:padding="0cm" fo:border="none"/>
    </style:style>
    <style:style style:name="P6" style:family="paragraph" style:parent-style-name="Text_20_body">
      <style:paragraph-properties fo:margin-top="0cm" fo:margin-bottom="0cm" style:contextual-spacing="false" style:line-height-at-least="0.529cm" fo:widows="1"/>
    </style:style>
    <style:style style:name="P7" style:family="paragraph" style:parent-style-name="Text_20_body">
      <style:paragraph-properties fo:margin-top="0cm" fo:margin-bottom="0cm" style:contextual-spacing="false" style:line-height-at-least="0.529cm" fo:widows="1"/>
      <style:text-properties officeooo:rsid="0022e13c" officeooo:paragraph-rsid="0022e13c"/>
    </style:style>
    <style:style style:name="P8" style:family="paragraph" style:parent-style-name="Text_20_body">
      <style:paragraph-properties fo:margin-top="0cm" fo:margin-bottom="0cm" style:contextual-spacing="false" style:line-height-at-least="0.529cm" fo:widows="1"/>
      <style:text-properties officeooo:rsid="0022e13c" officeooo:paragraph-rsid="0023613e"/>
    </style:style>
    <style:style style:name="P9" style:family="paragraph" style:parent-style-name="Heading_20_3">
      <style:text-properties officeooo:paragraph-rsid="0020b112"/>
    </style:style>
    <style:style style:name="T1" style:family="text">
      <style:text-properties style:font-name="Helvetica" fo:font-size="12pt" fo:font-style="normal" fo:font-weight="normal"/>
    </style:style>
    <style:style style:name="T2" style:family="text">
      <style:text-properties fo:font-variant="normal" fo:text-transform="none" fo:color="#333333" style:font-name="Helvetica" fo:font-size="12pt" fo:letter-spacing="normal" fo:font-style="normal" fo:font-weight="bold" officeooo:rsid="0020b112" fo:background-color="#f7fafd" loext:char-shading-value="0" fo:padding="0.529cm" fo:border="0.06pt solid #c9d6e3"/>
    </style:style>
    <style:style style:name="T3" style:family="text">
      <style:text-properties fo:font-variant="normal" fo:text-transform="none" fo:color="#333333" style:font-name="Helvetica" fo:font-size="10.5pt" fo:letter-spacing="normal" fo:font-style="normal" fo:font-weight="normal" fo:background-color="#f7fafd" loext:char-shading-value="0" fo:padding="0.529cm" fo:border="0.06pt solid #c9d6e3"/>
    </style:style>
    <style:style style:name="T4" style:family="text">
      <style:text-properties fo:font-variant="normal" fo:text-transform="none" fo:color="#333333" style:text-line-through-style="none" style:text-line-through-type="none" style:font-name="Helvetica" fo:font-size="9.75pt" fo:letter-spacing="normal" fo:font-style="normal" style:text-underline-style="none" fo:font-weight="bold" style:text-blinking="false" fo:padding="0cm" fo:border="none"/>
    </style:style>
    <style:style style:name="T5" style:family="text">
      <style:text-properties fo:font-variant="normal" fo:text-transform="none" fo:color="#333333" style:text-line-through-style="none" style:text-line-through-type="none" style:font-name="Consolas" fo:font-size="10.5pt" fo:letter-spacing="normal" fo:font-style="normal" style:text-underline-style="none" fo:font-weight="normal" style:text-blinking="false" fo:background-color="#f7f7f7" loext:char-shading-value="0" fo:padding="0cm" fo:border="none"/>
    </style:style>
    <style:style style:name="T6" style:family="text">
      <style:text-properties fo:font-variant="normal" fo:text-transform="none" fo:color="#4078c0" style:text-line-through-style="none" style:text-line-through-type="none" style:font-name="Helvetica" fo:font-size="10.5pt" fo:letter-spacing="normal" fo:font-style="normal" style:text-underline-style="none" fo:font-weight="normal" style:text-blinking="false" fo:background-color="transparent" loext:char-shading-value="0" fo:padding="0.529cm" fo:border="0.06pt solid #c9d6e3"/>
    </style:style>
    <style:style style:name="T7" style:family="text">
      <style:text-properties officeooo:rsid="0022646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https://github.com/users/set_protocol?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users/set_protocol?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<text:span text:style-name="Strong_20_Emphasis"><text:span text:style-name="T2">Git repo -&gt; https://github.com/koushikDuttaMatrix</text:span></text:span></text:h>
      <text:p text:style-name="P4"><draw:frame draw:style-name="fr1" draw:name="Frame1" text:anchor-type="paragraph" svg:width="23.971cm" draw:z-index="0"><draw:text-box fo:min-height="0.041cm"><text:p text:style-name="P3"/></draw:text-box></draw:frame><text:span text:style-name="T3">We recommend every repository include a </text:span><text:a xlink:type="simple" xlink:href="https://github.com/koushikDuttaMatrix/marcetme_matrix/new/master?readme=1"><text:span text:style-name="T6">README</text:span></text:a><text:span text:style-name="T3">, </text:span><text:a xlink:type="simple" xlink:href="https://github.com/koushikDuttaMatrix/marcetme_matrix/new/master?filename=LICENSE.md"><text:span text:style-name="T6">LICENSE</text:span></text:a><text:span text:style-name="T3">, and </text:span><text:a xlink:type="simple" xlink:href="https://github.com/koushikDuttaMatrix/marcetme_matrix/new/master?filename=.gitignore"><text:span text:style-name="T6">.gitignore</text:span></text:a><text:span text:style-name="T3">.</text:span></text:p>
      <text:h text:style-name="P1" text:outline-level="3">…<text:span text:style-name="T1">or create a new repository on the command line</text:span></text:h>
      <text:p text:style-name="P2">echo "# marcetme_matrix" &gt;&gt; README.md</text:p>
      <text:p text:style-name="P2">git init</text:p>
      <text:p text:style-name="P2">git add README.md / <text:span text:style-name="T7">Multiple file git add -A</text:span></text:p>
      <text:p text:style-name="P2">git commit -m "first commit"</text:p>
      <text:p text:style-name="P2">git remote add origin https://github.com/koushikDuttaMatrix/marcetme_matrix.git</text:p>
      <text:p text:style-name="P2">git push -u origin master</text:p>
      <text:h text:style-name="P1" text:outline-level="3">…<text:span text:style-name="T1">or push an existing repository from the command line</text:span></text:h>
      <text:p text:style-name="P2">git remote add origin https://github.com/koushikDuttaMatrix/marcetme_matrix.git</text:p>
      <text:p text:style-name="P2">git push -u origin master</text:p>
      <text:h text:style-name="P1" text:outline-level="3">…<text:span text:style-name="T1">or import code from another repository</text:span></text:h>
      <text:p text:style-name="P5">You can initialize this repository with code from a Subversion, Mercurial, or TFS project.</text:p>
      <text:p text:style-name="P6"><text:a xlink:type="simple" xlink:href="https://import.github.com/koushikDuttaMatrix/marcetme_matrix/import"><text:span text:style-name="T4">Import code</text:span></text:a></text:p>
      <text:p text:style-name="P7"><text:span text:style-name="T4">for cloining </text:span></text:p>
      <text:p text:style-name="P8"><text:span text:style-name="T4">git clone </text:span><text:span text:style-name="T5">https://github.com/koushikDuttaMatrix/marcetme_matrix.git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" svg:font-family="Helvetica, arial, nimbussansl, liberationsans, freesans, clean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3:41:13.054133605</meta:creation-date>
    <dc:date>2016-04-20T15:40:43.168749390</dc:date>
    <meta:editing-duration>PT1M19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00" meta:character-count="767" meta:non-whitespace-character-count="682"/>
  </office:meta>
</office:document-meta>
</file>